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_20_Organon" style:list-style-name="L1"/>
    <style:style style:name="P2" style:family="paragraph" style:parent-style-name="Text_20_body_20_indent_20_Organon" style:list-style-name="L1">
      <style:paragraph-properties fo:margin-left="0cm" fo:margin-right="0cm" fo:text-indent="0cm" style:auto-text-inden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1">
        <text:p text:style-name="Text_20_body_20_indent_20_Organon">Under Organon Menu &gt; Options the displayed tag categories can be selected.</text:p>
        <text:h text:style-name="Heading_20_4" text:outline-level="4">Tags: Synopsis and Notes</text:h>
        <text:p text:style-name="Text_20_body_20_indent_20_Organon">Except for the name they are the same. Both text fields can be resized by clicking on the options button on top right of their window. It's possible to enter values or to use the mouse wheel. </text:p>
        <text:h text:style-name="Heading_20_4" text:outline-level="4">Tags: Images</text:h>
        <text:p text:style-name="Text_20_body_20_indent_20_Organon">At the moment only one image can be loaded. It will have a height of 200px. The width will be scaled.</text:p>
        <text:h text:style-name="Heading_20_4" text:outline-level="4">Tags: General, Characters, Locations, Objects, User 1 to 3</text:h>
        <text:p text:style-name="Text_20_body_20_indent_20_Organon">To add a tag, write into the text field and click on something else (the document for example) when you're finished. The entered tag for the corresponding file/folder appears on the left side of the tag panel (assigned tag). </text:p>
        <text:p text:style-name="Text_20_body_20_indent_20_Organon">Assigned tags will appear in the panel of the remaining files/folders on the right side. By clicking the button on their right side, they might easily be assigned, too.</text:p>
        <text:h text:style-name="Heading_20_4" text:outline-level="4">Tags: General</text:h>
        <text:p text:style-name="Text_20_body_20_indent_20_Organon">“Tags: General” holds all tags from all files/folders on his right side. On the left the assigned tags of all tag categories of the file/folder appear.</text:p>
        <text:p text:style-name="Text_20_body_20_indent_20_Organon"/>
        <text:p text:style-name="Text_20_body_20_indent_20_Organon">Deleting tags from “Tags: General” can be used in two ways: </text:p>
        <text:list xml:id="list8854865741630283863" text:style-name="L1">
          <text:list-item>
            <text:p text:style-name="P1">Delete the tag from the corresponding file/folder. This way it will be removed in the categories as well.</text:p>
          </text:list-item>
          <text:list-item>
            <text:p text:style-name="P1">Delete the tag from the overall document. All entries from all categories will be removed</text:p>
            <text:p text:style-name="P2"/>
          </text:list-item>
        </text:list>
        <text:p text:style-name="Text_20_body_20_indent_20_Organon">The behaviour of the deleting function is set by the option button on the top right of the “Tags: General” panel. </text:p>
        <text:p text:style-name="Text_20_body_20_indent_20_Organon"/>
        <text:h text:style-name="Heading_20_4" text:outline-level="4">Tags: Date</text:h>
        <text:p text:style-name="Text_20_body_20_indent_20_Organon">The time tag format is 24 hours. HH:MM</text:p>
        <text:p text:style-name="Text_20_body_20_indent_20_Organon">The date tag format is DDMMYYYY</text:p>
        <text:p text:style-name="Text_20_body_20_indent_20_Organon">Wrong entries will be corrected if possible, else they will be set to None (OO) or 0 (LO).</text:p>
        <text:p text:style-name="Text_20_body_20_indent_20_Organon">Finish the entry of a date/time with the return key.</text:p>
        <text:h text:style-name="Heading_20_4" text:outline-level="4">Saving Tags:</text:h>
        <text:p text:style-name="Text_20_body_20_indent_20_Organon">Unlike the treatment of <text:s/>files/folders tags are saved on closing the document. So if you want to <text:soft-page-break/>save tags after edit, close and reopen the projec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Text_20_body_20_indent_20_Organon" style:display-name="Text body indent Organon" style:family="paragraph" style:parent-style-name="Text_20_body_20_indent" style:class="text">
      <style:paragraph-properties fo:line-height="150%"/>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21" meta:word-count="321" meta:character-count="1769"/>
    <dc:date>2014-09-01T17:16:16.73</dc:date>
    <meta:editing-duration>P0D</meta:editing-duration>
    <meta:editing-cycles>1</meta:editing-cycles>
    <meta:generator>OpenOffice/4.1.1$Win32 OpenOffice.org_project/411m6$Build-9775</meta:generator>
  </office:meta>
</office:document-meta>
</file>